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008in"/>
    </style:style>
    <style:style style:name="ro1" style:family="table-row">
      <style:table-row-properties style:row-height="0.511in" fo:break-before="auto" style:use-optimal-row-height="false"/>
    </style:style>
    <style:style style:name="ro2" style:family="table-row">
      <style:table-row-properties style:row-height="0.96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fo:background-color="#8be9fd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4" style:family="table-cell" style:parent-style-name="Default" style:data-style-name="N100">
      <style:table-cell-properties fo:background-color="#50fa7b" style:text-align-source="fix" style:repeat-content="false" fo:border="0.74pt solid #000000" style:vertical-align="middle"/>
      <style:paragraph-properties fo:text-align="center" fo:margin-left="0in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7" style:family="table-cell" style:parent-style-name="Default" style:data-style-name="N100">
      <style:table-cell-properties fo:background-color="#8be9fd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&quot;weapon&quot;" style:apply-style-name="weapon" style:base-cell-address="Sheet1.C1"/>
      <style:map style:condition="cell-content()=&quot;armor&quot;" style:apply-style-name="armor" style:base-cell-address="Sheet1.C1"/>
      <style:map style:condition="cell-content()=&quot;jewelry&quot;" style:apply-style-name="jewelry" style:base-cell-address="Sheet1.C1"/>
      <style:map style:condition="cell-content()=&quot;ammunition&quot;" style:apply-style-name="ammunition" style:base-cell-address="Sheet1.C1"/>
      <style:map style:condition="cell-content()=&quot;amulet&quot;" style:apply-style-name="amulet" style:base-cell-address="Sheet1.C1"/>
      <style:map style:condition="cell-content()=&quot;tool&quot;" style:apply-style-name="tool" style:base-cell-address="Sheet1.C1"/>
      <style:map style:condition="cell-content()=&quot;consumable&quot;" style:apply-style-name="consumable" style:base-cell-address="Sheet1.C1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map style:condition="cell-content()=&quot;weapon&quot;" style:apply-style-name="weapon" style:base-cell-address="Sheet1.C1"/>
      <style:map style:condition="cell-content()=&quot;armor&quot;" style:apply-style-name="armor" style:base-cell-address="Sheet1.C1"/>
      <style:map style:condition="cell-content()=&quot;jewelry&quot;" style:apply-style-name="jewelry" style:base-cell-address="Sheet1.C1"/>
      <style:map style:condition="cell-content()=&quot;ammunition&quot;" style:apply-style-name="ammunition" style:base-cell-address="Sheet1.C1"/>
      <style:map style:condition="cell-content()=&quot;amulet&quot;" style:apply-style-name="amulet" style:base-cell-address="Sheet1.C1"/>
      <style:map style:condition="cell-content()=&quot;tool&quot;" style:apply-style-name="tool" style:base-cell-address="Sheet1.C1"/>
      <style:map style:condition="cell-content()=&quot;consumable&quot;" style:apply-style-name="consumable" style:base-cell-address="Sheet1.C1"/>
    </style:style>
    <style:style style:name="ce10" style:family="table-cell" style:parent-style-name="Default" style:data-style-name="N121">
      <style:table-cell-properties fo:background-color="#8be9fd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14" style:family="table-cell" style:parent-style-name="Default" style:data-style-name="N100">
      <style:table-cell-properties fo:background-color="#8be9f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16" style:family="table-cell" style:parent-style-name="Default"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default-cell-style-name="ce22"/>
        <table:table-column table:style-name="co1" table:default-cell-style-name="ce21"/>
        <table:table-column table:style-name="co1" table:number-columns-repeated="1013" table:default-cell-style-name="ce22"/>
        <table:table-column table:style-name="co1" table:default-cell-style-name="ce15"/>
        <table:table-column table:style-name="co1" table:number-columns-repeated="7" table:default-cell-style-name="ce16"/>
        <table:table-row table:style-name="ro1">
          <table:table-cell table:style-name="ce2" office:value-type="string" calcext:value-type="string">
            <text:p>UUID</text:p>
          </table:table-cell>
          <table:table-cell table:style-name="ce2" office:value-type="string" calcext:value-type="string">
            <text:p>NAME</text:p>
          </table:table-cell>
          <table:table-cell table:style-name="ce7" office:value-type="string" calcext:value-type="string">
            <text:p>TYPE</text:p>
          </table:table-cell>
          <table:table-cell table:style-name="ce2" office:value-type="string" calcext:value-type="string">
            <text:p>STATS</text:p>
          </table:table-cell>
          <table:table-cell table:style-name="ce10" office:value-type="string" calcext:value-type="string">
            <text:p>ATTRIBUTES</text:p>
          </table:table-cell>
          <table:table-cell table:style-name="ce2" office:value-type="string" calcext:value-type="string">
            <text:p>SKILL</text:p>
          </table:table-cell>
          <table:table-cell table:style-name="ce2" table:number-columns-repeated="1010"/>
          <table:table-cell table:style-name="ce14"/>
          <table:table-cell table:number-columns-repeated="7"/>
        </table:table-row>
        <table:table-row table:style-name="ro2">
          <table:table-cell office:value-type="string" calcext:value-type="string">
            <text:p>ITEM_00000</text:p>
          </table:table-cell>
          <table:table-cell office:value-type="string" calcext:value-type="string">
            <text:p>Training Sword</text:p>
          </table:table-cell>
          <table:table-cell office:value-type="string" calcext:value-type="string">
            <text:p>[weapon,</text:p>
            <text:p>melee,</text:p>
            <text:p>one_handed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_00001</text:p>
          </table:table-cell>
          <table:table-cell office:value-type="string" calcext:value-type="string">
            <text:p>Training Long Sword</text:p>
          </table:table-cell>
          <table:table-cell office:value-type="string" calcext:value-type="string">
            <text:p>[weapon,</text:p>
            <text:p>melee,</text:p>
            <text:p>two_handed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_00002</text:p>
          </table:table-cell>
          <table:table-cell office:value-type="string" calcext:value-type="string">
            <text:p>Training Axe</text:p>
          </table:table-cell>
          <table:table-cell office:value-type="string" calcext:value-type="string">
            <text:p>[weapon,</text:p>
            <text:p>melee,</text:p>
            <text:p>one_handed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_00003</text:p>
          </table:table-cell>
          <table:table-cell office:value-type="string" calcext:value-type="string">
            <text:p><text:s/>Training Bow</text:p>
          </table:table-cell>
          <table:table-cell office:value-type="string" calcext:value-type="string">
            <text:p>[weapon,</text:p>
            <text:p>ranged,</text:p>
            <text:p>two_handed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_00004</text:p>
          </table:table-cell>
          <table:table-cell office:value-type="string" calcext:value-type="string">
            <text:p><text:s/>Training Dagger</text:p>
          </table:table-cell>
          <table:table-cell office:value-type="string" calcext:value-type="string">
            <text:p>[weapon,</text:p>
            <text:p>melee,</text:p>
            <text:p>one_handed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_00005</text:p>
          </table:table-cell>
          <table:table-cell office:value-type="string" calcext:value-type="string">
            <text:p>Training Staff</text:p>
          </table:table-cell>
          <table:table-cell office:value-type="string" calcext:value-type="string">
            <text:p>[weapon,</text:p>
            <text:p>melee,</text:p>
            <text:p>two_handed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_00006</text:p>
          </table:table-cell>
          <table:table-cell office:value-type="string" calcext:value-type="string">
            <text:p>Training Shield</text:p>
          </table:table-cell>
          <table:table-cell office:value-type="string" calcext:value-type="string">
            <text:p>[armor,</text:p>
            <text:p>off_hand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_00007</text:p>
          </table:table-cell>
          <table:table-cell office:value-type="string" calcext:value-type="string">
            <text:p>Training Ring</text:p>
          </table:table-cell>
          <table:table-cell office:value-type="string" calcext:value-type="string">
            <text:p>[jewelry,</text:p>
            <text:p>ring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_00008</text:p>
          </table:table-cell>
          <table:table-cell office:value-type="string" calcext:value-type="string">
            <text:p>Training Earring</text:p>
          </table:table-cell>
          <table:table-cell office:value-type="string" calcext:value-type="string">
            <text:p>[jewelry,</text:p>
            <text:p>earring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_00009</text:p>
          </table:table-cell>
          <table:table-cell office:value-type="string" calcext:value-type="string">
            <text:p>Training Helmet</text:p>
          </table:table-cell>
          <table:table-cell office:value-type="string" calcext:value-type="string">
            <text:p>[armor,</text:p>
            <text:p>head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_00010</text:p>
          </table:table-cell>
          <table:table-cell office:value-type="string" calcext:value-type="string">
            <text:p>Training Gloves</text:p>
          </table:table-cell>
          <table:table-cell office:value-type="string" calcext:value-type="string">
            <text:p>[armor,</text:p>
            <text:p>hands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_00011</text:p>
          </table:table-cell>
          <table:table-cell office:value-type="string" calcext:value-type="string">
            <text:p>Training Boots</text:p>
          </table:table-cell>
          <table:table-cell office:value-type="string" calcext:value-type="string">
            <text:p>[armor,</text:p>
            <text:p>boots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_00012</text:p>
          </table:table-cell>
          <table:table-cell office:value-type="string" calcext:value-type="string">
            <text:p>Training Armour</text:p>
          </table:table-cell>
          <table:table-cell office:value-type="string" calcext:value-type="string">
            <text:p>[armor,</text:p>
            <text:p>chest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_00013</text:p>
          </table:table-cell>
          <table:table-cell office:value-type="string" calcext:value-type="string">
            <text:p>Training Legs</text:p>
          </table:table-cell>
          <table:table-cell office:value-type="string" calcext:value-type="string">
            <text:p>[armor,</text:p>
            <text:p>legs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_00014</text:p>
          </table:table-cell>
          <table:table-cell office:value-type="string" calcext:value-type="string">
            <text:p>Training Cape</text:p>
          </table:table-cell>
          <table:table-cell office:value-type="string" calcext:value-type="string">
            <text:p>[armor,</text:p>
            <text:p>cape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_00015</text:p>
          </table:table-cell>
          <table:table-cell office:value-type="string" calcext:value-type="string">
            <text:p>Training Belt</text:p>
          </table:table-cell>
          <table:table-cell office:value-type="string" calcext:value-type="string">
            <text:p>[armor,</text:p>
            <text:p>belt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_00016</text:p>
          </table:table-cell>
          <table:table-cell office:value-type="string" calcext:value-type="string">
            <text:p><text:s/>Training Shoulders</text:p>
          </table:table-cell>
          <table:table-cell office:value-type="string" calcext:value-type="string">
            <text:p>[armor,</text:p>
            <text:p>shoulders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_00017</text:p>
          </table:table-cell>
          <table:table-cell office:value-type="string" calcext:value-type="string">
            <text:p>Training Pendant</text:p>
          </table:table-cell>
          <table:table-cell office:value-type="string" calcext:value-type="string">
            <text:p>[jewelry,</text:p>
            <text:p>necklace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_00018</text:p>
          </table:table-cell>
          <table:table-cell office:value-type="string" calcext:value-type="string">
            <text:p>Training Orb</text:p>
          </table:table-cell>
          <table:table-cell office:value-type="string" calcext:value-type="string">
            <text:p>[amulet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_00019</text:p>
          </table:table-cell>
          <table:table-cell office:value-type="string" calcext:value-type="string">
            <text:p>Infinite Rune</text:p>
          </table:table-cell>
          <table:table-cell office:value-type="string" calcext:value-type="string">
            <text:p>[stackable]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PELL_000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_00020</text:p>
          </table:table-cell>
          <table:table-cell office:value-type="string" calcext:value-type="string">
            <text:p>Lesser Health Elixir</text:p>
          </table:table-cell>
          <table:table-cell office:value-type="string" calcext:value-type="string">
            <text:p>[consumable,</text:p>
            <text:p>stackable]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PELL_0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_00021</text:p>
          </table:table-cell>
          <table:table-cell office:value-type="string" calcext:value-type="string">
            <text:p>Lesser Mana Elixir</text:p>
          </table:table-cell>
          <table:table-cell office:value-type="string" calcext:value-type="string">
            <text:p>[consumable,</text:p>
            <text:p>stackable]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PELL_00001</text:p>
          </table:table-cell>
          <table:table-cell table:number-columns-repeated="1018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C1:Sheet1.C1048576">
            <calcext:condition calcext:apply-style-name="weapon" calcext:value="=&quot;weapon&quot;" calcext:base-cell-address="Sheet1.C1"/>
            <calcext:condition calcext:apply-style-name="armor" calcext:value="=&quot;armor&quot;" calcext:base-cell-address="Sheet1.C1"/>
            <calcext:condition calcext:apply-style-name="jewelry" calcext:value="=&quot;jewelry&quot;" calcext:base-cell-address="Sheet1.C1"/>
            <calcext:condition calcext:apply-style-name="ammunition" calcext:value="=&quot;ammunition&quot;" calcext:base-cell-address="Sheet1.C1"/>
            <calcext:condition calcext:apply-style-name="amulet" calcext:value="=&quot;amulet&quot;" calcext:base-cell-address="Sheet1.C1"/>
            <calcext:condition calcext:apply-style-name="tool" calcext:value="=&quot;tool&quot;" calcext:base-cell-address="Sheet1.C1"/>
            <calcext:condition calcext:apply-style-name="consumable" calcext:value="=&quot;consumable&quot;" calcext:base-cell-address="Sheet1.C1"/>
          </calcext:conditional-format>
          <calcext:conditional-format calcext:target-range-address="Sheet1.A1:Sheet1.AMJ1048576">
            <calcext:condition calcext:apply-style-name="Footnote" calcext:value="=&quot;null&quot;" calcext:base-cell-address="Sheet1.A1"/>
            <calcext:condition calcext:apply-style-name="Good" calcext:value="=&quot;true&quot;" calcext:base-cell-address="Sheet1.A1"/>
            <calcext:condition calcext:apply-style-name="Bad" calcext:value="=&quot;false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weapon" style:family="table-cell" style:parent-style-name="TYPE" style:data-style-name="N0">
      <style:table-cell-properties fo:background-color="#e40072" style:text-align-source="fix" style:repeat-content="false" fo:border="0.74pt solid #000000"/>
      <style:paragraph-properties fo:text-align="center" fo:margin-left="0in"/>
    </style:style>
    <style:style style:name="armor" style:family="table-cell" style:parent-style-name="TYPE">
      <style:table-cell-properties fo:background-color="#00e472"/>
    </style:style>
    <style:style style:name="jewelry" style:family="table-cell" style:parent-style-name="TYPE">
      <style:table-cell-properties fo:background-color="#72e400"/>
    </style:style>
    <style:style style:name="amulet" style:family="table-cell" style:parent-style-name="TYPE">
      <style:table-cell-properties fo:background-color="#0000b0"/>
    </style:style>
    <style:style style:name="TYPE" style:family="table-cell" style:parent-style-name="Default"/>
    <style:style style:name="tool" style:family="table-cell" style:parent-style-name="TYPE">
      <style:table-cell-properties fo:background-color="#ffff00"/>
    </style:style>
    <style:style style:name="ammunition" style:family="table-cell" style:parent-style-name="TYPE">
      <style:table-cell-properties fo:background-color="#b400b4"/>
    </style:style>
    <style:style style:name="consumable" style:family="table-cell" style:parent-style-name="TYPE">
      <style:table-cell-properties fo:background-color="#e472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9">00/00/0000</text:date>, <text:time style:data-style-name="N2" text:time-value="16:07:02.7760039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31T17:44:57.542498460</meta:creation-date>
    <dc:date>2021-06-19T16:08:17.858889780</dc:date>
    <meta:editing-duration>PT2H1M56S</meta:editing-duration>
    <meta:editing-cycles>41</meta:editing-cycles>
    <meta:generator>LibreOffice/7.1.3.2$Linux_X86_64 LibreOffice_project/10$Build-2</meta:generator>
    <meta:document-statistic meta:table-count="1" meta:cell-count="138" meta:object-count="0"/>
  </office:meta>
</office:document-meta>
</file>